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2dd4bc" officeooo:paragraph-rsid="002dd4b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e520d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19" style:family="paragraph" style:parent-style-name="Standard">
      <style:text-properties style:font-name="Verdana" fo:font-size="10pt" officeooo:rsid="002c67f8" officeooo:paragraph-rsid="002c67f8" style:font-size-asian="10pt" style:font-size-complex="10pt"/>
    </style:style>
    <style:style style:name="P20" style:family="paragraph" style:parent-style-name="Standard">
      <style:text-properties style:font-name="Verdana" fo:font-size="10pt" officeooo:rsid="002d8250" officeooo:paragraph-rsid="002d8250" style:font-size-asian="10pt" style:font-size-complex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2" style:family="paragraph" style:parent-style-name="Standard">
      <style:text-properties style:font-name="Verdana" fo:font-size="10pt" officeooo:rsid="00229909" officeooo:paragraph-rsid="00229909" style:font-size-asian="10pt" style:font-size-complex="10pt"/>
    </style:style>
    <style:style style:name="P23" style:family="paragraph" style:parent-style-name="Standard">
      <style:text-properties style:font-name="Verdana" fo:font-size="10pt" officeooo:rsid="0030d47d" officeooo:paragraph-rsid="0030d47d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officeooo:rsid="0030d47d" officeooo:paragraph-rsid="0030d47d" style:font-size-asian="10pt" style:font-size-complex="10pt"/>
    </style:style>
    <style:style style:name="P25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fo:font-variant="normal" fo:text-transform="none" fo:color="#141823" fo:letter-spacing="normal" fo:font-style="normal" fo:font-weight="normal" officeooo:rsid="002c67f8"/>
    </style:style>
    <style:style style:name="T6" style:family="text">
      <style:text-properties fo:font-variant="normal" fo:text-transform="none" fo:color="#141823" fo:letter-spacing="normal" fo:font-style="normal" fo:font-weight="normal" officeooo:rsid="002d8250"/>
    </style:style>
    <style:style style:name="T7" style:family="text">
      <style:text-properties officeooo:rsid="002bb922"/>
    </style:style>
    <style:style style:name="T8" style:family="text">
      <style:text-properties officeooo:rsid="002d8250"/>
    </style:style>
    <style:style style:name="T9" style:family="text">
      <style:text-properties style:font-name="Helvetica" fo:font-size="10.5pt"/>
    </style:style>
    <style:style style:name="T10" style:family="text">
      <style:text-properties style:font-name="Helvetica" fo:font-size="10.5pt" officeooo:rsid="002e52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S 192 AY 2014-2015</text:p>
      <text:p text:style-name="P8"><text:s/><text:span text:style-name="T2">Sprint</text:span>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22">CABILES, Miguel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string">
            <text:p text:style-name="P19">April <text:span text:style-name="T8">29</text:span>, 2015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11">Treesim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8">PinkPlastiCS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20">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<text:span text:style-name="T2">Sprint Release</text:span> Approved</text:p>
          </table:table-cell>
          <table:table-cell table:style-name="Table1.F1" table:number-columns-spanned="5" office:value-type="string">
            <text:p text:style-name="P23">Yes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5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2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<text:span text:style-name="T2">User Acceptance </text:span>Criteria</text:p>
          </table:table-cell>
          <table:table-cell table:style-name="Table2.A1" office:value-type="string">
            <text:p text:style-name="P6">Comply</text:p>
          </table:table-cell>
          <table:table-cell table:style-name="Table2.C1" office:value-type="string">
            <text:p text:style-name="P6">Remark</text:p>
          </table:table-cell>
        </table:table-row>
        <table:table-row>
          <table:table-cell table:style-name="Table2.A2" office:value-type="string">
            <text:p text:style-name="P4"><text:span text:style-name="T3">User can </text:span><text:span text:style-name="T5">stop</text:span><text:span text:style-name="T3"> the </text:span><text:span text:style-name="T6">Pre</text:span><text:span text:style-name="T4">-Order Demo</text:span>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<text:span text:style-name="T9">User can exit from </text:span><text:span text:style-name="T2">the Pre-Order Demo</text:span><text:span text:style-name="T9"> gracefully.</text:span>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<text:span text:style-name="T9">User can exit from </text:span><text:span text:style-name="T10">Viewing usage tracker</text:span><text:span text:style-name="T9"> gracefully.</text:span>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User can open the Binary Search Tree module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User can view the default Binary Search Tree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User can clear the screen in Binary Search TreeModule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h text:style-name="P25" text:outline-level="1">Reviewer’s Comments:<text:line-break/></text:h>
      <text:p text:style-name="P23">Congratulations for these achiev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6-02T09:01:04.233000000</dc:date>
    <meta:print-date>2006-07-28T14:33:00</meta:print-date>
    <meta:editing-cycles>24</meta:editing-cycles>
    <meta:editing-duration>P1DT1H51M4S</meta:editing-duration>
    <meta:generator>LibreOffice/4.3.0.4$Windows_x86 LibreOffice_project/62ad5818884a2fc2e5780dd45466868d41009ec0</meta:generator>
    <meta:document-statistic meta:table-count="2" meta:image-count="0" meta:object-count="0" meta:page-count="1" meta:paragraph-count="36" meta:word-count="132" meta:character-count="813" meta:non-whitespace-character-count="704"/>
  </office:meta>
</office:document-meta>
</file>